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Pictures/100000000000005E0000005EF9DB412A47514B0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Tahoma1" svg:font-family="Tahoma"/>
    <style:font-face style:name="Liberation Mono2" svg:font-family="'Liberation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3" svg:font-family="'Liberation Mono'" style:font-adornments="Cursiv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1" svg:font-family="'Liberation Mono'" style:font-adornments="Negrit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 svg:font-family="'Liberation Mono'" style:font-adornments="Normal"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1" svg:font-family="Arial" style:font-adornments="Cursiva"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 svg:font-family="Arial" style:font-adornments="Normal"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Helvetica" svg:font-family="Helvetica" style:font-adornments="Normal" style:font-family-generic="swiss" style:font-pitch="variable">
      <svg:font-face-src>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Footer">
      <style:text-properties officeooo:paragraph-rsid="0074bc18"/>
    </style:style>
    <style:style style:name="P4" style:family="paragraph" style:parent-style-name="Text_20_body">
      <style:text-properties officeooo:rsid="0313930c" officeooo:paragraph-rsid="0313930c"/>
    </style:style>
    <style:style style:name="P5" style:family="paragraph" style:parent-style-name="Text_20_body">
      <style:paragraph-properties fo:text-align="center" style:justify-single-word="false"/>
      <style:text-properties fo:language="es" fo:country="ES" officeooo:rsid="0009bc93" officeooo:paragraph-rsid="03257ca6"/>
    </style:style>
    <style:style style:name="P6" style:family="paragraph" style:parent-style-name="Text_20_body">
      <style:paragraph-properties fo:text-align="center" style:justify-single-word="false"/>
      <style:text-properties fo:language="es" fo:country="ES" officeooo:rsid="005e0709" officeooo:paragraph-rsid="03257ca6"/>
    </style:style>
    <style:style style:name="P7" style:family="paragraph" style:parent-style-name="Text_20_body">
      <style:paragraph-properties fo:text-align="center" style:justify-single-word="false"/>
      <style:text-properties fo:font-size="12pt" officeooo:paragraph-rsid="03257ca6" style:font-size-asian="12pt" style:font-size-complex="12pt"/>
    </style:style>
    <style:style style:name="P8" style:family="paragraph" style:parent-style-name="Text_20_body">
      <style:paragraph-properties fo:text-align="center" style:justify-single-word="false"/>
      <style:text-properties fo:font-size="12pt" fo:language="es" fo:country="ES" officeooo:rsid="0009bc93" officeooo:paragraph-rsid="03257ca6" style:font-size-asian="12pt" style:font-size-complex="12pt"/>
    </style:style>
    <style:style style:name="P9" style:family="paragraph" style:parent-style-name="Text_20_body">
      <style:text-properties officeooo:paragraph-rsid="03257ca6"/>
    </style:style>
    <style:style style:name="P10" style:family="paragraph" style:parent-style-name="_5f_Código">
      <style:text-properties officeooo:rsid="0313930c" officeooo:paragraph-rsid="0313930c"/>
    </style:style>
    <style:style style:name="P11" style:family="paragraph" style:parent-style-name="_5f_Código">
      <style:text-properties officeooo:rsid="0313930c" officeooo:paragraph-rsid="031bfa95"/>
    </style:style>
    <style:style style:name="P12" style:family="paragraph" style:parent-style-name="_5f_Código">
      <style:text-properties officeooo:rsid="0313930c" officeooo:paragraph-rsid="031df6f2"/>
    </style:style>
    <style:style style:name="P13" style:family="paragraph" style:parent-style-name="_5f_Código">
      <style:text-properties officeooo:rsid="03199f71" officeooo:paragraph-rsid="03199f71"/>
    </style:style>
    <style:style style:name="P14" style:family="paragraph" style:parent-style-name="Text_20_body">
      <style:paragraph-properties fo:break-before="page"/>
      <style:text-properties officeooo:rsid="0313930c" officeooo:paragraph-rsid="0313930c"/>
    </style:style>
    <style:style style:name="P15" style:family="paragraph" style:parent-style-name="Text_20_body">
      <style:paragraph-properties fo:break-before="page"/>
      <style:text-properties officeooo:rsid="031336fe" officeooo:paragraph-rsid="031336fe"/>
    </style:style>
    <style:style style:name="P16" style:family="paragraph" style:parent-style-name="Title">
      <style:text-properties officeooo:rsid="02f28e61" officeooo:paragraph-rsid="03257ca6"/>
    </style:style>
    <style:style style:name="P17" style:family="paragraph" style:parent-style-name="Title">
      <style:text-properties officeooo:paragraph-rsid="032c7dc0"/>
    </style:style>
    <style:style style:name="P18" style:family="paragraph" style:parent-style-name="Title" style:master-page-name="First_20_Page">
      <style:paragraph-properties style:page-number="auto"/>
      <style:text-properties fo:language="es" fo:country="ES" officeooo:rsid="0009bc93" officeooo:paragraph-rsid="032c7dc0"/>
    </style:style>
    <style:style style:name="P19" style:family="paragraph" style:parent-style-name="Subtitle">
      <style:text-properties officeooo:paragraph-rsid="032c7dc0"/>
    </style:style>
    <style:style style:name="P20" style:family="paragraph" style:parent-style-name="Subtitle">
      <style:paragraph-properties fo:text-align="center" style:justify-single-word="false"/>
      <style:text-properties officeooo:paragraph-rsid="032c7dc0"/>
    </style:style>
    <style:style style:name="T1" style:family="text">
      <style:text-properties officeooo:rsid="0074bc18"/>
    </style:style>
    <style:style style:name="T2" style:family="text">
      <style:text-properties fo:language="es" fo:country="ES" officeooo:rsid="0009bc93"/>
    </style:style>
    <style:style style:name="T3" style:family="text">
      <style:text-properties officeooo:rsid="0313930c"/>
    </style:style>
    <style:style style:name="T4" style:family="text">
      <style:text-properties officeooo:rsid="031bfa95"/>
    </style:style>
    <style:style style:name="T5" style:family="text">
      <style:text-properties officeooo:rsid="031df6f2"/>
    </style:style>
    <style:style style:name="T6" style:family="text">
      <style:text-properties officeooo:rsid="0323c42b"/>
    </style:style>
    <style:style style:name="T7" style:family="text">
      <style:text-properties officeooo:rsid="005ce857"/>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3d79f0d" style:language-asian="zxx" style:country-asian="none" style:language-complex="zxx" style:country-complex="none"/>
    </style:style>
    <style:style style:name="T10" style:family="text">
      <style:text-properties fo:language="zxx" fo:country="none" officeooo:rsid="032c7dc0" style:language-asian="zxx" style:country-asian="none" style:language-complex="zxx" style:country-complex="none"/>
    </style:style>
    <style:style style:name="T11" style:family="text">
      <style:text-properties officeooo:rsid="0009bc93"/>
    </style:style>
    <style:style style:name="T12" style:family="text">
      <style:text-properties officeooo:rsid="03257ca6"/>
    </style:style>
    <style:style style:name="T13" style:family="text">
      <style:text-properties officeooo:rsid="0058404a"/>
    </style:style>
    <style:style style:name="T14" style:family="text">
      <style:text-properties officeooo:rsid="03d79f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7"><text:tab/>Desarrollo de <text:span text:style-name="T13">J</text:span>uegos <text:span text:style-name="T13">M</text:span>ultiplataforma <text:line-break/><text:span text:style-name="T7"><text:tab/>U</text:span>tilizando <text:span text:style-name="T8">Godot Engine</text:span>.<text:line-break/><text:line-break/><text:tab/><text:span text:style-name="T14">Anexo 1.<text:line-break/><text:tab/></text:span><text:span text:style-name="T10">Utilización de Clases en GDScript</text:span><text:line-break/></text:p>
      <text:p text:style-name="P20"><text:span text:style-name="T11">Proyecto final del ciclo formativo de grado superior en </text:span><text:span text:style-name="T2">Desarrollo de Aplicaciones Multiplataforma.</text:span></text:p>
      <text:p text:style-name="P20">Cursado en el <text:span text:style-name="T8">I.E.S. Augustóbriga de Navalmoral</text:span> de la Mata, Cáceres.</text:p>
      <text:p text:style-name="P20">Diciembre 201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7">Por Eugenio Hugo Salgüero Jáñez</text:span>.</text:p>
      <text:p text:style-name="P15">Vamos a ver el ejemplo de un<text:span text:style-name="T3">a </text:span>clase que nos servirá para almacenar y procesar datos, escrita en <text:span text:style-name="Cursiva">GDScript</text:span>, <text:span text:style-name="T3">no hereda de </text:span><text:span text:style-name="_5f_Clase"><text:span text:style-name="T3">Node</text:span></text:span><text:span text:style-name="T3"> ni </text:span>tiene representación gráfica. <text:span text:style-name="T3">Tan solo define sus propiedades y métodos. Luego la cargaremos e instaciaremos desde otra clase, resultando un comportamiento muy similar al de otros lenguajes como java. En ella veremos la utilización de </text:span><text:span text:style-name="Cursiva"><text:span text:style-name="T3">setters</text:span></text:span><text:span text:style-name="T3">, formateo de texto, enumeradores, etc.</text:span></text:p>
      <text:p text:style-name="_5f_Fuente_20_Externa">Puedes encontrar el ejemplo completo en <text:span text:style-name="T6">el proyecto “</text:span><text:span text:style-name="Emphasis"><text:span text:style-name="T6">Ejemplos Vários</text:span></text:span><text:span text:style-name="T6">”</text:span></text:p>
      <text:p text:style-name="P10"><text:span text:style-name="_5f_Cod.Comentario"># Introducción a Godot.</text:span></text:p>
      <text:p text:style-name="P10"><text:span text:style-name="_5f_Cod.Comentario"># Clase medida Espacio</text:span></text:p>
      <text:p text:style-name="P10"><text:span text:style-name="_5f_Cod.Comentario"># Alamacena una medida espacial independiente de la unidad.</text:span></text:p>
      <text:p text:style-name="P10"><text:span text:style-name="_5f_Cod.Comentario"># E.H.S.J - Nov 2017.</text:span></text:p>
      <text:p text:style-name="P10"><text:span text:style-name="_5f_Cod.Comentario">#</text:span></text:p>
      <text:p text:style-name="P10"><text:span text:style-name="_5f_Cod.Comentario"># <text:tab/>Unidades Soportadas:</text:span></text:p>
      <text:p text:style-name="P10"><text:span text:style-name="_5f_Cod.Comentario"># <text:tab/><text:tab/>Sistema Internacional:</text:span></text:p>
      <text:p text:style-name="P10"><text:span text:style-name="_5f_Cod.Comentario">#<text:tab/><text:tab/><text:tab/>mm<text:tab/>-&gt;<text:tab/>milímetro.</text:span></text:p>
      <text:p text:style-name="P10"><text:span text:style-name="_5f_Cod.Comentario">#<text:tab/><text:tab/><text:tab/>cm<text:tab/>-&gt;<text:tab/>centímetro.</text:span></text:p>
      <text:p text:style-name="P10"><text:span text:style-name="_5f_Cod.Comentario">#<text:tab/><text:tab/><text:tab/>m<text:tab/>-&gt;<text:tab/>metro.</text:span></text:p>
      <text:p text:style-name="P10"><text:span text:style-name="_5f_Cod.Comentario">#<text:tab/><text:tab/><text:tab/>km<text:tab/>-&gt;<text:tab/>kilómetro.</text:span></text:p>
      <text:p text:style-name="P10"><text:span text:style-name="_5f_Cod.Comentario"># <text:tab/><text:tab/>Sistema Imperial:</text:span></text:p>
      <text:p text:style-name="P10"><text:span text:style-name="_5f_Cod.Comentario">#<text:tab/><text:tab/><text:tab/>in<text:tab/>-&gt;<text:tab/>pulgada.</text:span></text:p>
      <text:p text:style-name="P10"><text:span text:style-name="_5f_Cod.Comentario">#<text:tab/><text:tab/><text:tab/>ft<text:tab/>-&gt;<text:tab/>pié.</text:span></text:p>
      <text:p text:style-name="P10"><text:span text:style-name="_5f_Cod.Comentario">#<text:tab/><text:tab/><text:tab/>yd<text:tab/>-&gt;<text:tab/>yarda.</text:span></text:p>
      <text:p text:style-name="P10"><text:span text:style-name="_5f_Cod.Comentario">#<text:tab/><text:tab/><text:tab/>mi<text:tab/>-&gt;<text:tab/>milla imperial.</text:span></text:p>
      <text:p text:style-name="P10"><text:span text:style-name="_5f_Cod.Comentario">#<text:tab/><text:tab/><text:tab/>nm<text:tab/>-&gt;<text:tab/>milla naútica.</text:span></text:p>
      <text:p text:style-name="P10"><text:span text:style-name="_5f_Cod.Comentario">#<text:tab/>Vistas:</text:span></text:p>
      <text:p text:style-name="P10"><text:span text:style-name="_5f_Cod.Comentario">#<text:tab/><text:tab/>ME_NATIVA: Cadena con la unidad original.</text:span></text:p>
      <text:p text:style-name="P10"><text:span text:style-name="_5f_Cod.Comentario">#<text:tab/><text:tab/>ME_DEBUG: Todas las Unidades, tabuladas.</text:span></text:p>
      <text:p text:style-name="P10"><text:span text:style-name="_5f_Cod.Comentario">#<text:tab/><text:tab/>ME_SI: Unidad mas grande en el Sistema Internacional.</text:span></text:p>
      <text:p text:style-name="P10"><text:span text:style-name="_5f_Cod.Comentario">#<text:tab/><text:tab/>ME_IMPERIAL: Unidad mas grande en el Sistema Imperial.</text:span></text:p>
      <text:p text:style-name="P10"><text:span text:style-name="_5f_Cod.Comentario">#<text:tab/><text:tab/>ME_ALTITUD: La muestra en pies.</text:span></text:p>
      <text:p text:style-name="P10"><text:span text:style-name="_5f_Cod.Comentario">#<text:tab/><text:tab/>ME_NAVEGACION: La muestra en Millas Naúticas.</text:span></text:p>
      <text:p text:style-name="P10"/>
      <text:p text:style-name="P10"><text:span text:style-name="_5f_Cod.Comentario"># Unidades:</text:span></text:p>
      <text:p text:style-name="P10"><text:span text:style-name="_5f_Cod.Reservada">enum</text:span> {ME_MM,ME_CM,ME_M,ME_KM,ME_IN,ME_FT,ME_YD,ME_MI,ME_NM}</text:p>
      <text:p text:style-name="P10"/>
      <text:p text:style-name="P10"><text:span text:style-name="_5f_Cod.Comentario"># Constantes de conversión.</text:span></text:p>
      <text:p text:style-name="P10"><text:span text:style-name="_5f_Cod.Reservada">const</text:span> ME_MM_M = 0.001</text:p>
      <text:p text:style-name="P10"><text:span text:style-name="_5f_Cod.Reservada">const</text:span> ME_CM_M = 0.01</text:p>
      <text:p text:style-name="P10"><text:span text:style-name="_5f_Cod.Reservada">const</text:span> ME_KM_M = 1000</text:p>
      <text:p text:style-name="P10"><text:span text:style-name="_5f_Cod.Reservada">const</text:span> ME_IN_M = 0.254</text:p>
      <text:p text:style-name="P10"><text:span text:style-name="_5f_Cod.Reservada">const</text:span> ME_FT_M = 0.3048</text:p>
      <text:p text:style-name="P10"><text:span text:style-name="_5f_Cod.Reservada">const</text:span> ME_YD_M = 9.144</text:p>
      <text:p text:style-name="P10"><text:span text:style-name="_5f_Cod.Reservada">const</text:span> ME_MI_M = 1609.344</text:p>
      <text:p text:style-name="P10"><text:span text:style-name="_5f_Cod.Reservada">const</text:span> ME_NM_M = 1852</text:p>
      <text:p text:style-name="P10"/>
      <text:p text:style-name="P10"><text:span text:style-name="_5f_Cod.Reservada">const</text:span> marcaNativa =<text:span text:style-name="_5f_Cod.Cadena">"*"</text:span></text:p>
      <text:p text:style-name="P10"/>
      <text:p text:style-name="P10"><text:span text:style-name="_5f_Cod.Comentario"># Vistas:</text:span></text:p>
      <text:p text:style-name="P10"><text:span text:style-name="_5f_Cod.Reservada">enum</text:span> {ME_NATIVA,ME_DEBUG,ME_SI,ME_IMPERIAL,ME_ALTITUD,ME_NAVEGACION}</text:p>
      <text:p text:style-name="P10"/>
      <text:p text:style-name="P10"><text:span text:style-name="_5f_Cod.Comentario"># Variables de Clase.</text:span></text:p>
      <text:p text:style-name="P11"><text:span text:style-name="_5f_Cod.Reservada">var</text:span> <text:span text:style-name="Example">nombre<text:tab/></text:span><text:span text:style-name="_5f_Cod.Comentario"># </text:span><text:span text:style-name="_5f_Cod.Comentario"><text:span text:style-name="T4">Etiqueta para información suplementaria</text:span></text:span><text:span text:style-name="_5f_Cod.Comentario">.</text:span></text:p>
      <text:p text:style-name="P11"><text:span text:style-name="_5f_Cod.Reservada">var</text:span> <text:span text:style-name="Example">origen<text:tab/></text:span><text:span text:style-name="_5f_Cod.Comentario"># </text:span><text:span text:style-name="_5f_Cod.Comentario"><text:span text:style-name="T4">Unidad original de la medida.</text:span></text:span></text:p>
      <text:p text:style-name="P10"><text:span text:style-name="_5f_Cod.Reservada">var</text:span> <text:span text:style-name="Example">mm</text:span> <text:span text:style-name="_5f_Cod.Reservada">setget</text:span> <text:span text:style-name="_5f_Funcion">setMm</text:span></text:p>
      <text:p text:style-name="P10"><text:span text:style-name="_5f_Cod.Reservada">var</text:span> <text:span text:style-name="Example">cm</text:span><text:tab/><text:span text:style-name="_5f_Cod.Reservada">setget</text:span> <text:span text:style-name="_5f_Funcion">setCm</text:span></text:p>
      <text:p text:style-name="P10"><text:span text:style-name="_5f_Cod.Reservada">var</text:span> <text:span text:style-name="Example">m</text:span><text:tab/><text:span text:style-name="_5f_Cod.Reservada">setget</text:span> <text:span text:style-name="_5f_Funcion">setM</text:span></text:p>
      <text:p text:style-name="P10"><text:span text:style-name="_5f_Cod.Reservada">var</text:span> <text:span text:style-name="Example">km</text:span><text:tab/><text:span text:style-name="_5f_Cod.Reservada">setget</text:span> <text:span text:style-name="_5f_Funcion">setKm</text:span></text:p>
      <text:p text:style-name="P10"><text:soft-page-break/><text:span text:style-name="_5f_Cod.Reservada">var</text:span> <text:span text:style-name="Example">inch</text:span> <text:span text:style-name="_5f_Cod.Reservada">setget</text:span> <text:span text:style-name="_5f_Funcion">setIn</text:span></text:p>
      <text:p text:style-name="P10"><text:span text:style-name="_5f_Cod.Reservada">var</text:span> <text:span text:style-name="Example">ft</text:span><text:tab/><text:span text:style-name="_5f_Cod.Reservada">setget</text:span> <text:span text:style-name="_5f_Funcion">setFt</text:span></text:p>
      <text:p text:style-name="P10"><text:span text:style-name="_5f_Cod.Reservada">var</text:span> <text:span text:style-name="Example">yd</text:span><text:tab/><text:span text:style-name="_5f_Cod.Reservada">setget</text:span> <text:span text:style-name="_5f_Funcion">setYd</text:span></text:p>
      <text:p text:style-name="P10"><text:span text:style-name="_5f_Cod.Reservada">var</text:span> <text:span text:style-name="Example">mi</text:span><text:tab/><text:span text:style-name="_5f_Cod.Reservada">setget</text:span> <text:span text:style-name="_5f_Funcion">setMi</text:span></text:p>
      <text:p text:style-name="P10"><text:span text:style-name="_5f_Cod.Reservada">var</text:span> <text:span text:style-name="Example">nm</text:span><text:tab/><text:span text:style-name="_5f_Cod.Reservada">setget</text:span> <text:span text:style-name="_5f_Funcion">setNm</text:span></text:p>
      <text:p text:style-name="P10"/>
      <text:p text:style-name="P10"><text:span text:style-name="_5f_Cod.Comentario">## Constructor:</text:span></text:p>
      <text:p text:style-name="P10"><text:span text:style-name="_5f_Cod.Comentario">#<text:tab/>traduce de la cadena "unidad" y llama a su setter.</text:span></text:p>
      <text:p text:style-name="P10"><text:span text:style-name="_5f_Cod.Reservada">func</text:span> <text:span text:style-name="_5f_Funcion">_init</text:span>(<text:span text:style-name="Example">valor</text:span>, <text:span text:style-name="Example">unidad</text:span>, <text:span text:style-name="Example">nombre</text:span>):</text:p>
      <text:p text:style-name="P10"><text:tab/><text:span text:style-name="_5f_Cod.Reservada">self</text:span>.<text:span text:style-name="Example">nombre</text:span> = <text:span text:style-name="Example">nombre</text:span></text:p>
      <text:p text:style-name="P10"><text:tab/><text:span text:style-name="_5f_Cod.Comentario"># Creada usando una cadena para la unidad.</text:span></text:p>
      <text:p text:style-name="P10"><text:tab/><text:span text:style-name="_5f_Cod.Reservada">if</text:span> (<text:span text:style-name="_5f_Cod.Reservada">typeof</text:span>(<text:span text:style-name="Example">unidad</text:span>) == TYPE_STRING):</text:p>
      <text:p text:style-name="P10"><text:tab/><text:tab/><text:span text:style-name="_5f_Cod.Reservada">if</text:span> (<text:span text:style-name="Example">unidad</text:span> == <text:span text:style-name="_5f_Cod.Cadena">"mm"</text:span>):</text:p>
      <text:p text:style-name="P10"><text:tab/><text:tab/><text:tab/><text:span text:style-name="_5f_Cod.Reservada">self</text:span>.<text:span text:style-name="Example">mm</text:span> = <text:span text:style-name="Example">valor</text:span></text:p>
      <text:p text:style-name="P10"><text:tab/><text:tab/><text:span text:style-name="_5f_Cod.Reservada">elif</text:span> (<text:span text:style-name="Example">unidad</text:span> == <text:span text:style-name="_5f_Cod.Cadena">"cm"</text:span>):</text:p>
      <text:p text:style-name="P10"><text:tab/><text:tab/><text:tab/><text:span text:style-name="_5f_Cod.Reservada">self</text:span>.<text:span text:style-name="Example">cm</text:span> = <text:span text:style-name="Example">valor</text:span></text:p>
      <text:p text:style-name="P10"><text:tab/><text:tab/><text:span text:style-name="_5f_Cod.Reservada">elif</text:span> (<text:span text:style-name="Example">unidad</text:span> == <text:span text:style-name="_5f_Cod.Cadena">"m"</text:span>):</text:p>
      <text:p text:style-name="P10"><text:tab/><text:tab/><text:tab/><text:span text:style-name="_5f_Cod.Reservada">self</text:span>.<text:span text:style-name="Example">m</text:span> = <text:span text:style-name="Example">valor</text:span></text:p>
      <text:p text:style-name="P10"><text:tab/><text:tab/><text:span text:style-name="_5f_Cod.Reservada">elif</text:span> (<text:span text:style-name="Example">unidad</text:span> == <text:span text:style-name="_5f_Cod.Cadena">"km"</text:span>):</text:p>
      <text:p text:style-name="P10"><text:tab/><text:tab/><text:tab/><text:span text:style-name="_5f_Cod.Reservada">self</text:span>.<text:span text:style-name="Example">km</text:span> = <text:span text:style-name="Example">valor</text:span></text:p>
      <text:p text:style-name="P10"><text:tab/><text:tab/><text:span text:style-name="_5f_Cod.Reservada">elif</text:span> (<text:span text:style-name="Example">unidad</text:span> == <text:span text:style-name="_5f_Cod.Cadena">"in"</text:span>):</text:p>
      <text:p text:style-name="P10"><text:tab/><text:tab/><text:tab/><text:span text:style-name="_5f_Cod.Reservada">self</text:span>.<text:span text:style-name="Example">inch</text:span> = <text:span text:style-name="Example">valor</text:span></text:p>
      <text:p text:style-name="P10"><text:tab/><text:tab/><text:span text:style-name="_5f_Cod.Reservada">elif</text:span> (<text:span text:style-name="Example">unidad</text:span> == <text:span text:style-name="_5f_Cod.Cadena">"ft"</text:span>):</text:p>
      <text:p text:style-name="P10"><text:tab/><text:tab/><text:tab/><text:span text:style-name="_5f_Cod.Reservada">self</text:span>.<text:span text:style-name="Example">ft</text:span> = <text:span text:style-name="Example">valor</text:span></text:p>
      <text:p text:style-name="P10"><text:tab/><text:tab/><text:span text:style-name="_5f_Cod.Reservada">elif</text:span> (<text:span text:style-name="Example">unidad</text:span> == <text:span text:style-name="_5f_Cod.Cadena">"yd"</text:span>):</text:p>
      <text:p text:style-name="P10"><text:tab/><text:tab/><text:tab/><text:span text:style-name="_5f_Cod.Reservada">self</text:span>.<text:span text:style-name="Example">yd</text:span> = <text:span text:style-name="Example">valor</text:span></text:p>
      <text:p text:style-name="P10"><text:tab/><text:tab/><text:span text:style-name="_5f_Cod.Reservada">elif</text:span> (<text:span text:style-name="Example">unidad</text:span> == <text:span text:style-name="_5f_Cod.Cadena">"mi"</text:span>):</text:p>
      <text:p text:style-name="P10"><text:tab/><text:tab/><text:tab/><text:span text:style-name="_5f_Cod.Reservada">self</text:span>.<text:span text:style-name="Example">mi</text:span> = <text:span text:style-name="Example">valor</text:span></text:p>
      <text:p text:style-name="P10"><text:tab/><text:tab/><text:span text:style-name="_5f_Cod.Reservada">elif</text:span> (<text:span text:style-name="Example">unidad</text:span> == <text:span text:style-name="_5f_Cod.Cadena">"nm"</text:span>):</text:p>
      <text:p text:style-name="P10"><text:tab/><text:tab/><text:tab/><text:span text:style-name="_5f_Cod.Reservada">self</text:span>.<text:span text:style-name="Example">nm</text:span> = <text:span text:style-name="Example">valor</text:span></text:p>
      <text:p text:style-name="P10"><text:tab/><text:tab/><text:span text:style-name="_5f_Cod.Reservada">else</text:span>:</text:p>
      <text:p text:style-name="P10"><text:tab/><text:tab/><text:tab/><text:span text:style-name="_5f_Funcion">print</text:span> (<text:span text:style-name="_5f_Cod.Cadena">"Error 01 al crear la unidad de Espacio: Unidad Desconocida."</text:span>)</text:p>
      <text:p text:style-name="P10"><text:tab/><text:span text:style-name="_5f_Cod.Comentario"># Usando el enum.</text:span></text:p>
      <text:p text:style-name="P10"><text:tab/><text:span text:style-name="_5f_Cod.Reservada">elif</text:span> (<text:span text:style-name="_5f_Cod.Reservada">typeof</text:span>(<text:span text:style-name="Example">unidad</text:span>) == TYPE_INT):</text:p>
      <text:p text:style-name="P10"><text:tab/><text:tab/><text:span text:style-name="_5f_Cod.Reservada">if</text:span> (<text:span text:style-name="Example">unidad</text:span> == ME_MM):</text:p>
      <text:p text:style-name="P10"><text:tab/><text:tab/><text:tab/><text:span text:style-name="_5f_Cod.Reservada">self</text:span>.<text:span text:style-name="Example">mm</text:span> = <text:span text:style-name="Example">valor</text:span></text:p>
      <text:p text:style-name="P10"><text:tab/><text:tab/><text:span text:style-name="_5f_Cod.Reservada">elif</text:span> (<text:span text:style-name="Example">unidad</text:span> == ME_CM):</text:p>
      <text:p text:style-name="P10"><text:tab/><text:tab/><text:tab/><text:span text:style-name="_5f_Cod.Reservada">self</text:span>.<text:span text:style-name="Example">cm</text:span> = <text:span text:style-name="Example">valor</text:span></text:p>
      <text:p text:style-name="P10"><text:tab/><text:tab/><text:span text:style-name="_5f_Cod.Reservada">elif</text:span> (<text:span text:style-name="Example">unidad</text:span> == ME_M):</text:p>
      <text:p text:style-name="P10"><text:tab/><text:tab/><text:tab/><text:span text:style-name="_5f_Cod.Reservada">self</text:span>.<text:span text:style-name="Example">m</text:span> = <text:span text:style-name="Example">valor</text:span></text:p>
      <text:p text:style-name="P10"><text:tab/><text:tab/><text:span text:style-name="_5f_Cod.Reservada">elif</text:span> (<text:span text:style-name="Example">unidad</text:span> == ME_KM):</text:p>
      <text:p text:style-name="P10"><text:tab/><text:tab/><text:tab/><text:span text:style-name="_5f_Cod.Reservada">self</text:span>.<text:span text:style-name="Example">km</text:span> = <text:span text:style-name="Example">valor</text:span></text:p>
      <text:p text:style-name="P10"><text:tab/><text:tab/><text:span text:style-name="_5f_Cod.Reservada">elif</text:span> (<text:span text:style-name="Example">unidad</text:span> == ME_IN):</text:p>
      <text:p text:style-name="P10"><text:tab/><text:tab/><text:tab/><text:span text:style-name="_5f_Cod.Reservada">self</text:span>.<text:span text:style-name="Example">inch</text:span> = <text:span text:style-name="Example">valor</text:span></text:p>
      <text:p text:style-name="P10"><text:tab/><text:tab/><text:span text:style-name="_5f_Cod.Reservada">elif</text:span> (<text:span text:style-name="Example">unidad</text:span> == ME_FT):</text:p>
      <text:p text:style-name="P10"><text:tab/><text:tab/><text:tab/><text:span text:style-name="_5f_Cod.Reservada">self</text:span>.<text:span text:style-name="Example">ft</text:span> = <text:span text:style-name="Example">valor</text:span></text:p>
      <text:p text:style-name="P10"><text:tab/><text:tab/><text:span text:style-name="_5f_Cod.Reservada">elif</text:span> (<text:span text:style-name="Example">unidad</text:span> == ME_YD):</text:p>
      <text:p text:style-name="P10"><text:tab/><text:tab/><text:tab/><text:span text:style-name="_5f_Cod.Reservada">self</text:span>.<text:span text:style-name="Example">yd</text:span> = <text:span text:style-name="Example">valor</text:span></text:p>
      <text:p text:style-name="P10"><text:tab/><text:tab/><text:span text:style-name="_5f_Cod.Reservada">elif</text:span> (<text:span text:style-name="Example">unidad</text:span> == ME_MI):</text:p>
      <text:p text:style-name="P10"><text:tab/><text:tab/><text:tab/><text:span text:style-name="_5f_Cod.Reservada">self</text:span>.<text:span text:style-name="Example">mi</text:span> = <text:span text:style-name="Example">valor</text:span></text:p>
      <text:p text:style-name="P10"><text:tab/><text:tab/><text:span text:style-name="_5f_Cod.Reservada">elif</text:span> (<text:span text:style-name="Example">unidad</text:span> == ME_NM):</text:p>
      <text:p text:style-name="P10"><text:tab/><text:tab/><text:tab/><text:span text:style-name="_5f_Cod.Reservada">self</text:span>.<text:span text:style-name="Example">nm</text:span> = <text:span text:style-name="Example">valor</text:span></text:p>
      <text:p text:style-name="P10"><text:tab/><text:tab/><text:span text:style-name="_5f_Cod.Reservada">else</text:span>:</text:p>
      <text:p text:style-name="P10"><text:tab/><text:tab/><text:tab/><text:span text:style-name="_5f_Funcion">print</text:span> (<text:span text:style-name="_5f_Cod.Cadena">"Error 02 al crear la unidad de Espacio: Unidad Desconocida."</text:span>)</text:p>
      <text:p text:style-name="P10"/>
      <text:p text:style-name="P10"><text:span text:style-name="_5f_Cod.Comentario">## Actualiza las unidades.</text:span></text:p>
      <text:p text:style-name="P10"><text:span text:style-name="_5f_Cod.Reservada">func</text:span> <text:span text:style-name="_5f_Funcion">actualizar</text:span>():</text:p>
      <text:p text:style-name="P10"><text:soft-page-break/><text:tab/><text:span text:style-name="Example">mm</text:span> = <text:span text:style-name="Example">m</text:span> / ME_MM_M</text:p>
      <text:p text:style-name="P10"><text:tab/><text:span text:style-name="Example">cm</text:span> = <text:span text:style-name="Example">m</text:span> / ME_CM_M</text:p>
      <text:p text:style-name="P10"><text:tab/><text:span text:style-name="Example">km</text:span> = <text:span text:style-name="Example">m</text:span> / ME_KM_M</text:p>
      <text:p text:style-name="P10"><text:tab/><text:span text:style-name="Example">inch</text:span> = <text:span text:style-name="Example">m</text:span> / ME_IN_M</text:p>
      <text:p text:style-name="P10"><text:tab/><text:span text:style-name="Example">ft</text:span> = <text:span text:style-name="Example">m</text:span> / ME_FT_M</text:p>
      <text:p text:style-name="P10"><text:tab/><text:span text:style-name="Example">yd</text:span> = <text:span text:style-name="Example">m</text:span> / ME_YD_M</text:p>
      <text:p text:style-name="P10"><text:tab/><text:span text:style-name="Example">mi</text:span> = <text:span text:style-name="Example">m</text:span> / ME_MI_M</text:p>
      <text:p text:style-name="P10"><text:tab/><text:span text:style-name="Example">nm</text:span> = <text:span text:style-name="Example">m</text:span> / ME_NM_M</text:p>
      <text:p text:style-name="P10"/>
      <text:p text:style-name="P10"><text:span text:style-name="_5f_Cod.Reservada">func</text:span> <text:span text:style-name="_5f_Funcion">sum</text:span>(<text:span text:style-name="Example">sumando</text:span>):</text:p>
      <text:p text:style-name="P10"><text:tab/><text:span text:style-name="_5f_Cod.Reservada">self</text:span>.<text:span text:style-name="Example">mm</text:span> += <text:span text:style-name="Example">sumando</text:span>.<text:span text:style-name="Example">mm</text:span></text:p>
      <text:p text:style-name="P10"/>
      <text:p text:style-name="P10"><text:span text:style-name="_5f_Cod.Reservada">func</text:span> <text:span text:style-name="_5f_Funcion">mostrar</text:span>(<text:span text:style-name="Example">vista</text:span>):</text:p>
      <text:p text:style-name="P10"><text:tab/><text:span text:style-name="_5f_Cod.Reservada">if</text:span> (<text:span text:style-name="Example">vista</text:span> == ME_NATIVA):</text:p>
      <text:p text:style-name="P10"><text:tab/><text:tab/><text:span text:style-name="_5f_Cod.Reservada">if</text:span> (<text:span text:style-name="Example">origen</text:span> == ME_MM):</text:p>
      <text:p text:style-name="P10"><text:tab/><text:tab/><text:tab/><text:span text:style-name="_5f_Cod.Reservada">return</text:span> <text:span text:style-name="_5f_Funcion">strMm</text:span>() + <text:span text:style-name="Example">marcaNativa</text:span></text:p>
      <text:p text:style-name="P10"><text:tab/><text:tab/><text:span text:style-name="_5f_Cod.Reservada">elif</text:span> (<text:span text:style-name="Example">origen</text:span> == ME_CM):</text:p>
      <text:p text:style-name="P10"><text:tab/><text:tab/><text:tab/><text:span text:style-name="_5f_Cod.Reservada">return</text:span> <text:span text:style-name="_5f_Funcion">strCm</text:span>() + <text:span text:style-name="Example">marcaNativa</text:span></text:p>
      <text:p text:style-name="P10"><text:tab/><text:tab/><text:span text:style-name="_5f_Cod.Reservada">elif</text:span> (<text:span text:style-name="Example">origen</text:span> == ME_CM):</text:p>
      <text:p text:style-name="P10"><text:tab/><text:tab/><text:tab/><text:span text:style-name="_5f_Cod.Reservada">return</text:span> <text:span text:style-name="_5f_Funcion">strCm</text:span>() + <text:span text:style-name="Example">marcaNativa</text:span></text:p>
      <text:p text:style-name="P10"><text:tab/><text:tab/><text:span text:style-name="_5f_Cod.Reservada">elif</text:span> (<text:span text:style-name="Example">origen</text:span> == ME_M):</text:p>
      <text:p text:style-name="P10"><text:tab/><text:tab/><text:tab/><text:span text:style-name="_5f_Cod.Reservada">return</text:span> <text:span text:style-name="_5f_Funcion">strM</text:span>() + <text:span text:style-name="Example">marcaNativa</text:span></text:p>
      <text:p text:style-name="P10"><text:tab/><text:tab/><text:span text:style-name="_5f_Cod.Reservada">elif</text:span> (<text:span text:style-name="Example">origen</text:span> == ME_KM):</text:p>
      <text:p text:style-name="P10"><text:tab/><text:tab/><text:tab/><text:span text:style-name="_5f_Cod.Reservada">return</text:span> <text:span text:style-name="_5f_Funcion">strKm</text:span>() + <text:span text:style-name="Example">marcaNativa</text:span></text:p>
      <text:p text:style-name="P10"><text:tab/><text:tab/><text:span text:style-name="_5f_Cod.Reservada">elif</text:span> (<text:span text:style-name="Example">origen</text:span> == ME_IN):</text:p>
      <text:p text:style-name="P10"><text:tab/><text:tab/><text:tab/><text:span text:style-name="_5f_Cod.Reservada">return</text:span> <text:span text:style-name="_5f_Funcion">strIn</text:span>() + <text:span text:style-name="Example">marcaNativa</text:span></text:p>
      <text:p text:style-name="P10"><text:tab/><text:tab/><text:span text:style-name="_5f_Cod.Reservada">elif</text:span> (<text:span text:style-name="Example">origen</text:span> == ME_FT):</text:p>
      <text:p text:style-name="P10"><text:tab/><text:tab/><text:tab/><text:span text:style-name="_5f_Cod.Reservada">return</text:span> <text:span text:style-name="_5f_Funcion">strFt</text:span>() + <text:span text:style-name="Example">marcaNativa</text:span></text:p>
      <text:p text:style-name="P10"><text:tab/><text:tab/><text:span text:style-name="_5f_Cod.Reservada">elif</text:span> (<text:span text:style-name="Example">origen</text:span> == ME_YD):</text:p>
      <text:p text:style-name="P10"><text:tab/><text:tab/><text:tab/><text:span text:style-name="_5f_Cod.Reservada">return</text:span> <text:span text:style-name="_5f_Funcion">strYd</text:span>() + <text:span text:style-name="Example">marcaNativa</text:span></text:p>
      <text:p text:style-name="P10"><text:tab/><text:tab/><text:span text:style-name="_5f_Cod.Reservada">elif</text:span> (<text:span text:style-name="Example">origen</text:span> == ME_MI):</text:p>
      <text:p text:style-name="P10"><text:tab/><text:tab/><text:tab/><text:span text:style-name="_5f_Cod.Reservada">return</text:span> <text:span text:style-name="_5f_Funcion">strMi</text:span>() + <text:span text:style-name="Example">marcaNativa</text:span></text:p>
      <text:p text:style-name="P10"><text:tab/><text:tab/><text:span text:style-name="_5f_Cod.Reservada">elif</text:span> (<text:span text:style-name="Example">origen</text:span> == ME_NM):</text:p>
      <text:p text:style-name="P10"><text:tab/><text:tab/><text:tab/><text:span text:style-name="_5f_Cod.Reservada">return</text:span> <text:span text:style-name="_5f_Funcion">strNm</text:span>() + <text:span text:style-name="Example">marcaNativa</text:span></text:p>
      <text:p text:style-name="P10"><text:tab/><text:tab/><text:span text:style-name="_5f_Cod.Reservada">else</text:span>:</text:p>
      <text:p text:style-name="P10"><text:tab/><text:tab/><text:tab/><text:span text:style-name="_5f_Funcion">print</text:span> (<text:span text:style-name="_5f_Cod.Cadena">"Error al mostrar la unidad de Espacio:# 1"</text:span>)</text:p>
      <text:p text:style-name="P10"><text:tab/><text:span text:style-name="_5f_Cod.Reservada">elif</text:span> (<text:span text:style-name="Example">vista</text:span> == ME_DEBUG):</text:p>
      <text:p text:style-name="P10"><text:tab/><text:tab/><text:span text:style-name="_5f_Cod.Reservada">var</text:span> <text:span text:style-name="Example">formato</text:span> = <text:span text:style-name="_5f_Cod.Cadena">"%s = %s = %s = %s = %s = %s = %s = %s = %s [%s]"</text:span></text:p>
      <text:p text:style-name="P10"><text:tab/><text:tab/><text:span text:style-name="_5f_Cod.Reservada">var</text:span> <text:span text:style-name="Example">resultado</text:span> = <text:span text:style-name="Example">formato</text:span> %<text:line-break/>[<text:span text:style-name="_5f_Funcion">strMm</text:span>(),<text:span text:style-name="_5f_Funcion">strCm</text:span>(),<text:span text:style-name="_5f_Funcion">strM</text:span>(),<text:span text:style-name="_5f_Funcion">strKm</text:span>(),<text:span text:style-name="_5f_Funcion">strIn</text:span>(),<text:span text:style-name="_5f_Funcion">strFt</text:span>(),<text:span text:style-name="_5f_Funcion">strYd</text:span>(),<text:span text:style-name="_5f_Funcion">strMi</text:span>(),<text:span text:style-name="_5f_Funcion">strNm</text:span>(),<text:span text:style-name="_5f_Funcion">mostrar</text:span>(ME_NATIVA)]</text:p>
      <text:p text:style-name="P10"><text:tab/><text:tab/><text:span text:style-name="_5f_Cod.Reservada">return</text:span> <text:span text:style-name="Example">nombre</text:span> +<text:span text:style-name="_5f_Cod.Cadena">": "</text:span>+ <text:span text:style-name="Example">resultado</text:span></text:p>
      <text:p text:style-name="P10"><text:tab/><text:span text:style-name="_5f_Cod.Reservada">elif</text:span> (<text:span text:style-name="Example">vista</text:span> == ME_SI):</text:p>
      <text:p text:style-name="P10"><text:tab/><text:tab/><text:span text:style-name="_5f_Cod.Reservada">if</text:span> <text:span text:style-name="Example">km</text:span> &gt;= 1:<text:span text:style-name="_5f_Cod.Reservada">return</text:span> <text:span text:style-name="_5f_Funcion">strKm</text:span>()</text:p>
      <text:p text:style-name="P10"><text:tab/><text:tab/><text:span text:style-name="_5f_Cod.Reservada">if</text:span> <text:span text:style-name="Example">m</text:span> &gt;= 1:<text:span text:style-name="_5f_Cod.Reservada">return</text:span> <text:span text:style-name="_5f_Funcion">strM</text:span>()</text:p>
      <text:p text:style-name="P10"><text:tab/><text:tab/><text:span text:style-name="_5f_Cod.Reservada">return</text:span> strCm()</text:p>
      <text:p text:style-name="P10"><text:tab/><text:span text:style-name="_5f_Cod.Reservada">elif</text:span> (<text:span text:style-name="Example">vista</text:span> == ME_IMPERIAL):</text:p>
      <text:p text:style-name="P10"><text:tab/><text:tab/><text:span text:style-name="_5f_Cod.Reservada">if</text:span> <text:span text:style-name="Example">nm</text:span> &gt;= 1:<text:span text:style-name="_5f_Cod.Reservada">return</text:span> <text:span text:style-name="_5f_Funcion">strNm</text:span>()</text:p>
      <text:p text:style-name="P10"><text:tab/><text:tab/><text:span text:style-name="_5f_Cod.Reservada">if</text:span> <text:span text:style-name="Example">mi</text:span> &gt;= 1:<text:span text:style-name="_5f_Cod.Reservada">return</text:span> <text:span text:style-name="_5f_Funcion">strMi</text:span>()</text:p>
      <text:p text:style-name="P10"><text:tab/><text:tab/><text:span text:style-name="_5f_Cod.Reservada">if</text:span> <text:span text:style-name="Example">yd</text:span> &gt;= 1:<text:span text:style-name="_5f_Cod.Reservada">return</text:span> <text:span text:style-name="_5f_Funcion">strYd</text:span>()</text:p>
      <text:p text:style-name="P10"><text:tab/><text:tab/><text:span text:style-name="_5f_Cod.Reservada">return</text:span> <text:span text:style-name="_5f_Funcion">strFt</text:span>()</text:p>
      <text:p text:style-name="P10"><text:tab/><text:span text:style-name="_5f_Cod.Reservada">elif</text:span> (<text:span text:style-name="Example">vista</text:span> == ME_ALTITUD):</text:p>
      <text:p text:style-name="P10"><text:tab/><text:tab/><text:span text:style-name="_5f_Cod.Reservada">return</text:span> <text:span text:style-name="_5f_Funcion">strFt</text:span>()</text:p>
      <text:p text:style-name="P10"><text:tab/><text:span text:style-name="_5f_Cod.Reservada">elif</text:span> (<text:span text:style-name="Example">vista</text:span> == ME_NAVEGACION):</text:p>
      <text:p text:style-name="P10"><text:tab/><text:tab/><text:span text:style-name="_5f_Cod.Reservada">return</text:span> <text:span text:style-name="_5f_Funcion">strNm</text:span>()</text:p>
      <text:p text:style-name="P10"/>
      <text:p text:style-name="P10"><text:span text:style-name="_5f_Cod.Comentario">## GETTERS:</text:span></text:p>
      <text:p text:style-name="P10"><text:soft-page-break/><text:span text:style-name="_5f_Cod.Comentario">#<text:tab/> Unidades a Cadena</text:span></text:p>
      <text:p text:style-name="P10"><text:span text:style-name="_5f_Cod.Reservada">func</text:span> <text:span text:style-name="_5f_Funcion">strMm</text:span>():<text:span text:style-name="_5f_Cod.Reservada">return</text:span> <text:span text:style-name="_5f_Cod.Cadena">"%.0f mm."</text:span> % <text:span text:style-name="Example">mm</text:span></text:p>
      <text:p text:style-name="P10"><text:span text:style-name="_5f_Cod.Reservada">func</text:span> <text:span text:style-name="_5f_Funcion">strCm</text:span>():<text:span text:style-name="_5f_Cod.Reservada">return</text:span> <text:span text:style-name="_5f_Cod.Cadena">"%.1f cm."</text:span> % <text:span text:style-name="Example">cm</text:span></text:p>
      <text:p text:style-name="P10"><text:span text:style-name="_5f_Cod.Reservada">func</text:span> <text:span text:style-name="_5f_Funcion">strM</text:span>():<text:span text:style-name="_5f_Cod.Reservada">return</text:span> <text:span text:style-name="_5f_Cod.Cadena">"%.1f m."</text:span> % <text:span text:style-name="Example">m</text:span></text:p>
      <text:p text:style-name="P10"><text:span text:style-name="_5f_Cod.Reservada">func</text:span> <text:span text:style-name="_5f_Funcion">strKm</text:span>():<text:span text:style-name="_5f_Cod.Reservada">return</text:span> <text:span text:style-name="_5f_Cod.Cadena">"%.2f km."</text:span> % <text:span text:style-name="Example">km</text:span></text:p>
      <text:p text:style-name="P10"><text:span text:style-name="_5f_Cod.Reservada">func</text:span> <text:span text:style-name="_5f_Funcion">strIn</text:span>():<text:span text:style-name="_5f_Cod.Reservada">return</text:span> <text:span text:style-name="_5f_Cod.Cadena">"%.1f in."</text:span> % <text:span text:style-name="Example">inch</text:span></text:p>
      <text:p text:style-name="P10"><text:span text:style-name="_5f_Cod.Reservada">func</text:span> <text:span text:style-name="_5f_Funcion">strFt</text:span>():<text:span text:style-name="_5f_Cod.Reservada">return</text:span> <text:span text:style-name="_5f_Cod.Cadena">"%.0f ft."</text:span> % <text:span text:style-name="Example">ft</text:span></text:p>
      <text:p text:style-name="P10"><text:span text:style-name="_5f_Cod.Reservada">func</text:span> <text:span text:style-name="_5f_Funcion">strYd</text:span>():<text:span text:style-name="_5f_Cod.Reservada">return</text:span> <text:span text:style-name="_5f_Cod.Cadena">"%.1f yd."</text:span> % <text:span text:style-name="Example">yd</text:span></text:p>
      <text:p text:style-name="P10"><text:span text:style-name="_5f_Cod.Reservada">func</text:span> <text:span text:style-name="_5f_Funcion">strMi</text:span>():<text:span text:style-name="_5f_Cod.Reservada">return</text:span> <text:span text:style-name="_5f_Cod.Cadena">"%.2f mi."</text:span> % <text:span text:style-name="Example">mi</text:span></text:p>
      <text:p text:style-name="P10"><text:span text:style-name="_5f_Cod.Reservada">func</text:span> <text:span text:style-name="_5f_Funcion">strNm</text:span>():<text:span text:style-name="_5f_Cod.Reservada">return</text:span> <text:span text:style-name="_5f_Cod.Cadena">"%.2f nm."</text:span> % <text:span text:style-name="Example">nm</text:span></text:p>
      <text:p text:style-name="P10"/>
      <text:p text:style-name="P10"><text:span text:style-name="_5f_Cod.Comentario">## SETTERS:</text:span></text:p>
      <text:p text:style-name="P10"><text:span text:style-name="_5f_Cod.Comentario">#<text:tab/>Establecen el origen y actualizan el valor de los metros.</text:span></text:p>
      <text:p text:style-name="P10"><text:span text:style-name="_5f_Cod.Reservada">func</text:span> <text:span text:style-name="_5f_Funcion">setMm</text:span> (<text:span text:style-name="Example">valor</text:span>):</text:p>
      <text:p text:style-name="P10"><text:tab/><text:span text:style-name="Example">origen</text:span> = ME_MM</text:p>
      <text:p text:style-name="P10"><text:tab/><text:span text:style-name="Example">m</text:span> = <text:span text:style-name="Example">valor</text:span> * ME_MM_M</text:p>
      <text:p text:style-name="P10"><text:tab/><text:span text:style-name="_5f_Funcion">actualizar</text:span>()</text:p>
      <text:p text:style-name="P10"><text:span text:style-name="_5f_Cod.Reservada">func</text:span> <text:span text:style-name="_5f_Funcion">setCm</text:span> (<text:span text:style-name="Example">valor</text:span>):</text:p>
      <text:p text:style-name="P10"><text:tab/><text:span text:style-name="Example">origen</text:span> = ME_CM</text:p>
      <text:p text:style-name="P10"><text:tab/><text:span text:style-name="Example">m</text:span> = <text:span text:style-name="Example">valor</text:span> * ME_CM_M</text:p>
      <text:p text:style-name="P10"><text:tab/><text:span text:style-name="_5f_Funcion">actualizar</text:span>()</text:p>
      <text:p text:style-name="P10"><text:span text:style-name="_5f_Cod.Reservada">func</text:span> <text:span text:style-name="_5f_Funcion">setM</text:span> (<text:span text:style-name="Example">valor</text:span>):</text:p>
      <text:p text:style-name="P10"><text:tab/><text:span text:style-name="Example">origen</text:span> = ME_M</text:p>
      <text:p text:style-name="P10"><text:tab/><text:span text:style-name="Example">m</text:span> = <text:span text:style-name="Example">valor</text:span></text:p>
      <text:p text:style-name="P10"><text:tab/><text:span text:style-name="_5f_Funcion">actualizar</text:span>()</text:p>
      <text:p text:style-name="P10"><text:span text:style-name="_5f_Cod.Reservada">func</text:span> <text:span text:style-name="_5f_Funcion">setKm</text:span> (<text:span text:style-name="Example">valor</text:span>):</text:p>
      <text:p text:style-name="P10"><text:tab/><text:span text:style-name="Example">origen</text:span> = ME_KM</text:p>
      <text:p text:style-name="P10"><text:tab/><text:span text:style-name="Example">m</text:span> = <text:span text:style-name="Example">valor</text:span> * ME_KM_M</text:p>
      <text:p text:style-name="P10"><text:tab/><text:span text:style-name="_5f_Funcion">actualizar</text:span>()</text:p>
      <text:p text:style-name="P10"><text:span text:style-name="_5f_Cod.Reservada">func</text:span> <text:span text:style-name="_5f_Funcion">setIn</text:span> (<text:span text:style-name="Example">valor</text:span>):</text:p>
      <text:p text:style-name="P10"><text:tab/><text:span text:style-name="Example">origen</text:span> = ME_IN</text:p>
      <text:p text:style-name="P10"><text:tab/><text:span text:style-name="Example">m</text:span> = <text:span text:style-name="Example">valor</text:span> * ME_IN_M</text:p>
      <text:p text:style-name="P10"><text:tab/><text:span text:style-name="_5f_Funcion">actualizar</text:span>()</text:p>
      <text:p text:style-name="P10"><text:span text:style-name="_5f_Cod.Reservada">func</text:span> <text:span text:style-name="_5f_Funcion">setFt</text:span> (<text:span text:style-name="Example">valor</text:span>):</text:p>
      <text:p text:style-name="P10"><text:tab/><text:span text:style-name="Example">origen</text:span> = ME_FT</text:p>
      <text:p text:style-name="P10"><text:tab/><text:span text:style-name="Example">m</text:span> = <text:span text:style-name="Example">valor</text:span> * ME_FT_M</text:p>
      <text:p text:style-name="P10"><text:tab/><text:span text:style-name="_5f_Funcion">actualizar</text:span>()</text:p>
      <text:p text:style-name="P10"><text:span text:style-name="_5f_Cod.Reservada">func</text:span> <text:span text:style-name="_5f_Funcion">setYd</text:span> (<text:span text:style-name="Example">valor</text:span>):</text:p>
      <text:p text:style-name="P10"><text:tab/><text:span text:style-name="Example">origen</text:span> = ME_YD</text:p>
      <text:p text:style-name="P10"><text:tab/><text:span text:style-name="Example">m</text:span> = <text:span text:style-name="Example">valor</text:span> * ME_YD_M</text:p>
      <text:p text:style-name="P10"><text:tab/><text:span text:style-name="_5f_Funcion">actualizar</text:span>()</text:p>
      <text:p text:style-name="P10"><text:span text:style-name="_5f_Cod.Reservada">func</text:span> <text:span text:style-name="_5f_Funcion">setMi</text:span> (<text:span text:style-name="Example">valor</text:span>):</text:p>
      <text:p text:style-name="P10"><text:tab/><text:span text:style-name="Example">origen</text:span> = ME_MI</text:p>
      <text:p text:style-name="P10"><text:tab/><text:span text:style-name="Example">m</text:span> = <text:span text:style-name="Example">valor</text:span> * ME_MI_M</text:p>
      <text:p text:style-name="P10"><text:tab/><text:span text:style-name="_5f_Funcion">actualizar</text:span>()</text:p>
      <text:p text:style-name="P10"><text:span text:style-name="_5f_Cod.Reservada">func</text:span> <text:span text:style-name="_5f_Funcion">setNm</text:span> (<text:span text:style-name="Example">valor</text:span>):</text:p>
      <text:p text:style-name="P10"><text:tab/><text:span text:style-name="Example">origen</text:span> = ME_NM</text:p>
      <text:p text:style-name="P10"><text:tab/><text:span text:style-name="Example">m</text:span> = <text:span text:style-name="Example">valor</text:span> * ME_NM_M</text:p>
      <text:p text:style-name="P10"><text:tab/><text:span text:style-name="_5f_Funcion">actualizar</text:span>()</text:p>
      <text:p text:style-name="P4"/>
      <text:p text:style-name="P14">Probamos la clase con el siguiente código:</text:p>
      <text:p text:style-name="P10"><text:span text:style-name="_5f_Cod.Comentario"># Introducción a Godot.</text:span></text:p>
      <text:p text:style-name="P10"><text:span text:style-name="_5f_Cod.Comentario"># ProbarClases</text:span></text:p>
      <text:p text:style-name="P10"><text:span text:style-name="_5f_Cod.Comentario"># Prueba la carga y operación con clases.</text:span></text:p>
      <text:p text:style-name="P10"><text:span text:style-name="_5f_Cod.Reservada">extends</text:span> <text:span text:style-name="_5f_Clase">Node</text:span></text:p>
      <text:p text:style-name="P10"/>
      <text:p text:style-name="P10"><text:span text:style-name="_5f_Cod.Reservada">func</text:span> <text:span text:style-name="_5f_Funcion">_ready</text:span>():</text:p>
      <text:p text:style-name="P10"><text:tab/><text:span text:style-name="_5f_Cod.Comentario"># Cargamos la Clase medidaEspacio.gd</text:span></text:p>
      <text:p text:style-name="P10"><text:tab/><text:span text:style-name="_5f_Cod.Reservada">var</text:span> <text:span text:style-name="_5f_Clase">ME</text:span> = <text:span text:style-name="_5f_Funcion">load</text:span>(<text:span text:style-name="_5f_Cod.Cadena">"res:///medidaEspacio.gd"</text:span>)</text:p>
      <text:p text:style-name="P10"><text:tab/><text:span text:style-name="_5f_Cod.Comentario"># Creamos varias medidas de prueba.</text:span></text:p>
      <text:p text:style-name="P12"><text:tab/><text:span text:style-name="_5f_Cod.Reservada">var</text:span> <text:span text:style-name="Example">medida1</text:span> = <text:span text:style-name="_5f_Clase">ME</text:span>.<text:span text:style-name="_5f_Funcion">new</text:span>(1,<text:span text:style-name="_5f_Cod.Cadena">"m"</text:span>,"<text:span text:style-name="_5f_Cod.Cadena">Medida 1"</text:span>)<text:tab/><text:span text:style-name="_5f_Cod.Comentario"># </text:span><text:span text:style-name="_5f_Cod.Comentario"><text:span text:style-name="T5">1 metro</text:span></text:span></text:p>
      <text:p text:style-name="P12"><text:tab/><text:span text:style-name="_5f_Cod.Reservada">var</text:span> <text:span text:style-name="Example">medida2</text:span> = <text:span text:style-name="_5f_Clase">ME</text:span>.<text:span text:style-name="_5f_Funcion">new</text:span>(1,<text:span text:style-name="_5f_Cod.Cadena">"ft"</text:span>,<text:span text:style-name="_5f_Cod.Cadena">"Medida 2"</text:span>)<text:tab/><text:span text:style-name="_5f_Cod.Comentario"># </text:span><text:span text:style-name="_5f_Cod.Comentario"><text:span text:style-name="T5">1 pie</text:span></text:span></text:p>
      <text:p text:style-name="P12"><text:tab/><text:span text:style-name="_5f_Cod.Reservada">var</text:span> <text:span text:style-name="Example">medida3</text:span> = <text:span text:style-name="_5f_Clase">ME</text:span>.<text:span text:style-name="_5f_Funcion">new</text:span>(1,<text:span text:style-name="_5f_Cod.Cadena">"yd"</text:span>,<text:span text:style-name="_5f_Cod.Cadena">"Medida 3"</text:span>)<text:tab/><text:span text:style-name="_5f_Cod.Comentario"># </text:span><text:span text:style-name="_5f_Cod.Comentario"><text:span text:style-name="T5">1 yarda</text:span></text:span></text:p>
      <text:p text:style-name="P10"><text:tab/><text:span text:style-name="_5f_Cod.Comentario"># Mostramos por consola.</text:span></text:p>
      <text:p text:style-name="P10"><text:tab/><text:span text:style-name="_5f_Funcion">print</text:span>(<text:span text:style-name="Example">medida1</text:span>.<text:span text:style-name="_5f_Funcion">mostrar</text:span>(ME.ME_DEBUG))</text:p>
      <text:p text:style-name="P10"><text:tab/><text:span text:style-name="_5f_Funcion">print</text:span>(<text:span text:style-name="Example">medida2</text:span>.<text:span text:style-name="_5f_Funcion">mostrar</text:span>(ME.ME_DEBUG))</text:p>
      <text:p text:style-name="P10"><text:tab/><text:span text:style-name="_5f_Funcion">print</text:span>(<text:span text:style-name="Example">medida3</text:span>.<text:span text:style-name="_5f_Funcion">mostrar</text:span>(ME.ME_DEBUG))</text:p>
      <text:p text:style-name="P10"><text:tab/><text:span text:style-name="_5f_Cod.Comentario"># Probamos la suma.</text:span></text:p>
      <text:p text:style-name="P10"><text:tab/><text:span text:style-name="Example">medida1</text:span>.<text:span text:style-name="_5f_Funcion">sum</text:span>(<text:span text:style-name="Example">medida2</text:span>)</text:p>
      <text:p text:style-name="P10"><text:tab/><text:span text:style-name="Example">medida1</text:span>.<text:span text:style-name="_5f_Funcion">sum</text:span>(<text:span text:style-name="Example">medida3</text:span>)</text:p>
      <text:p text:style-name="P10"><text:tab/><text:span text:style-name="Example">medida1</text:span>.<text:span text:style-name="Example">nombre</text:span>=<text:span text:style-name="_5f_Cod.Cadena">"Suma"</text:span></text:p>
      <text:p text:style-name="P10"><text:tab/><text:span text:style-name="_5f_Cod.Comentario"># Mostrar resultado.</text:span></text:p>
      <text:p text:style-name="P10"><text:tab/><text:span text:style-name="_5f_Funcion">print</text:span>(<text:span text:style-name="Example">medida1</text:span>.<text:span text:style-name="_5f_Funcion">mostrar</text:span>(ME.ME_DEBUG))</text:p>
      <text:p text:style-name="P10"><text:tab/></text:p>
      <text:p text:style-name="P10"><text:tab/><text:span text:style-name="_5f_Funcion">get_tree</text:span>().<text:span text:style-name="_5f_Funcion">quit</text:span>()</text:p>
      <text:p text:style-name="P4">La salida seria:</text:p>
      <text:p text:style-name="P13"/>
      <text:p text:style-name="P13">Medida 1: 1000 mm.= 100.0 cm.= 1.0 m.= 0.00 km.= 3.9 in.= 3 ft.= 0.1 yd.= 0.00 mi.= 0.00 nm. [1.0 m.*]</text:p>
      <text:p text:style-name="P13">Medida 2: 305 mm.= 30.5 cm.= 0.3 m.= 0.00 km.= 1.2 in.= 1 ft.= 0.0 yd.= 0.00 mi.= 0.00 nm. [1 ft.*]</text:p>
      <text:p text:style-name="P13">Medida 3: 9144 mm.= 914.4 cm.= 9.1 m.= 0.01 km.= 36.0 in.= 30 ft.= 1.0 yd.= 0.01 mi.= 0.00 nm. [1.0 yd.*]</text:p>
      <text:p text:style-name="P13">Suma: 10449 mm.= 1044.9 cm.= 10.4 m.= 0.01 km.= 41.1 in.= 34 ft.= 1.1 yd.= 0.01 mi.= 0.01 nm. [10449 m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F9DB412A47514B08.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Teletype"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2" fo:font-family="'Liberation Mono'" style:font-family-generic="modern" style:font-pitch="fixed" fo:language="zxx" fo:country="none" fo:font-style="italic"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1"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3"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 fo:font-family="'Liberation Mono'" style:font-style-name="Normal" style:font-family-generic="modern" style:font-pitch="fixed" fo:language="zxx" fo:country="none"/>
    </style:style>
    <style:style style:name="_5f_Clase" style:display-name="_Clase" style:family="text" style:parent-style-name="_5f__5f_Base">
      <style:text-properties fo:color="#006600" style:font-name="Liberation Mono1"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1"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3"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2" style:family="table">
      <style:table-properties style:width="18.602cm" style:rel-width="100%" table:align="center" style:writing-mode="page"/>
    </style:style>
    <style:style style:name="Tabla2.A" style:family="table-column">
      <style:table-column-properties style:column-width="7.44cm" style:rel-column-width="4218*"/>
    </style:style>
    <style:style style:name="Tabla2.B" style:family="table-column">
      <style:table-column-properties style:column-width="3.72cm" style:rel-column-width="2109*"/>
    </style:style>
    <style:style style:name="Tabla2.C" style:family="table-column">
      <style:table-column-properties style:column-width="7.442cm" style:rel-column-width="4219*"/>
    </style:style>
    <style:style style:name="Tabla2.1" style:family="table-row">
      <style:table-row-properties style:min-row-height="0.497cm"/>
    </style:style>
    <style:style style:name="Tabla2.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text:subject>Anexo 1 Uso de clases.</text:subject></text:p>
            </table:table-cell>
            <table:table-cell table:style-name="Tabla2.A1" office:value-type="string">
              <text:p text:style-name="MP2"><text:page-number text:select-page="current">6</text:page-number> <text:span text:style-name="MT1">de </text:span><text:span text:style-name="MT1"><text:page-count>6</text:page-count></text:span></text:p>
            </table:table-cell>
            <table:table-cell table:style-name="Tabla2.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8:50:01.050635349</meta:creation-date>
    <meta:editing-duration>P0D</meta:editing-duration>
    <meta:editing-cycles>1</meta:editing-cycles>
    <meta:generator>LibreOffice/5.1.6.2$Linux_X86_64 LibreOffice_project/10m0$Build-2</meta:generator>
    <dc:description>Proyecto final del ciclo formativo de grado superior en Desarrollo de Aplicaciones Multiplataforma.
Cursado en el I.E.S. Augustóbriga de Navalmoral de la Mata, Cáceres.

Por Eugenio Hugo Salgüero Jáñez.
Diciembre 2017

Esta obra está acogida bajo una licencia Reconocimiento-No Comercial-CompartirIgual. 
Esta licencia permite a otros entremezclar, ajustar y construir a partir de esta obra con fines no comerciales, siempre y cuando le reconozcan la autoría y sus nuevas creaciones estén bajo una licencia con los mismos términos. 

Reconocimiento-NoComercial-CompartirIgual 4.0 Internacional
http://creativecommons.org/licenses/by-nc-sa/4.0/
https://creativecommons.org/licenses/by-nc-sa/4.0/legalcode</dc:description>
    <dc:subject>Anexo 1 Uso de clases.</dc:subject>
    <dc:title>Desarrollo de Juegos Multiplataforma Utilizando Godot Engine.</dc:title>
    <meta:document-statistic meta:table-count="1" meta:image-count="0" meta:object-count="0" meta:page-count="6" meta:paragraph-count="239" meta:word-count="1124" meta:character-count="6910" meta:non-whitespace-character-count="5742"/>
    <meta:user-defined meta:name="Info 1"/>
    <meta:user-defined meta:name="Info 2"/>
    <meta:user-defined meta:name="Info 3"/>
    <meta:user-defined meta:name="Info 4"/>
  </office:meta>
</office:document-meta>
</file>